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04 a 10/2024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52" office:value-type="date" office:date-value="2024-11-26" calcext:value-type="date">
            <text:p>26/11/2024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9 - mens. 11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05" calcext:value-type="date">
            <text:p>05/12/2024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5 - mens. 12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03" calcext:value-type="date">
            <text:p>03/01/2025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88 - mens. 01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05" calcext:value-type="date">
            <text:p>05/02/2025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1 - mens. 02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06" calcext:value-type="date">
            <text:p>06/03/2025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4 - mens. 03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7" calcext:value-type="date">
            <text:p>07/04/2025</text:p>
          </table:table-cell>
          <table:table-cell table:style-name="ce72" table:formula="of:=[.C7]-[.F7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28 - mens. 04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7" calcext:value-type="date">
            <text:p>07/05/2025</text:p>
          </table:table-cell>
          <table:table-cell table:style-name="ce72" table:formula="of:=[.C8]-[.F8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2 - mens. 05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05" calcext:value-type="date">
            <text:p>05/06/2025</text:p>
          </table:table-cell>
          <table:table-cell table:style-name="ce72" table:formula="of:=[.C9]-[.F9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6 - mens. 06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3" calcext:value-type="date">
            <text:p>03/07/2025</text:p>
          </table:table-cell>
          <table:table-cell table:style-name="ce72" table:formula="of:=[.C10]-[.F10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0 - mens. 07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2" table:formula="of:=[.C11]-[.F11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84 - mens. 08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2" table:formula="of:=[.C12]-[.F1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298 - mens. 09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2" table:formula="of:=[.C13]-[.F13]" office:value-type="float" office:value="300" calcext:value-type="float">
            <text:p>300,00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3])" office:value-type="float" office:value="300" calcext:value-type="float">
            <text:p>300,00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5:58.466301845">00:00:00</text:time></text:span><text:span text:style-name="MT2"><text:time style:data-style-name="N2" text:time-value="10:55:58.466353914">00:00:00</text:time></text:span></text:p>
        </style:region-center>
        <style:region-right>
          <text:p><text:span text:style-name="MT3">Dr. Iphone - 44.210.597 Guilherme A. Oliveir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r. Iphone - 44.210.597 Guilherme Artilia de Oliveir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5:58.4719762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10-01T10:55:59.192364028</dc:date>
    <dc:language>pt-PT</dc:language>
    <meta:editing-cycles>671</meta:editing-cycles>
    <meta:editing-duration>P1DT10H49M42S</meta:editing-duration>
    <meta:print-date>2022-07-01T10:31:27.249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